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.7cm" style:auto-text-indent="false" fo:background-color="transparent"/>
      <style:text-properties officeooo:rsid="000b262c" officeooo:paragraph-rsid="000b262c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.7cm" style:auto-text-indent="false" fo:background-color="transparent"/>
      <style:text-properties style:font-name="Arial" fo:font-size="16pt" fo:font-weight="bold" officeooo:rsid="000e0a0a" officeooo:paragraph-rsid="000e0a0a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.7cm" style:auto-text-indent="false" fo:background-color="transparent"/>
      <style:text-properties style:font-name="Arial" fo:font-size="16pt" fo:font-weight="bold" officeooo:rsid="000e0a0a" officeooo:paragraph-rsid="000e0a0a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.7cm" style:auto-text-indent="false" fo:background-color="transparent"/>
      <style:text-properties style:font-name="Arial" fo:font-size="16pt" fo:font-weight="bold" officeooo:rsid="000e225e" officeooo:paragraph-rsid="000e225e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.7cm" style:auto-text-indent="false" fo:background-color="transparent"/>
      <style:text-properties style:font-name="Times New Roman" fo:font-size="12pt" fo:font-weight="normal" officeooo:rsid="000e0a0a" officeooo:paragraph-rsid="000e0a0a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.7cm" style:auto-text-indent="false" fo:background-color="transparent"/>
      <style:text-properties style:font-name="Times New Roman" fo:font-size="12pt" fo:font-weight="normal" officeooo:rsid="000e0a0a" officeooo:paragraph-rsid="000e0a0a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.7cm" style:auto-text-indent="false" fo:background-color="transparent"/>
      <style:text-properties style:font-name="Times New Roman" fo:font-size="12pt" fo:font-weight="normal" officeooo:rsid="000e225e" officeooo:paragraph-rsid="000fd322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.7cm" style:auto-text-indent="false" fo:background-color="transparent"/>
      <style:text-properties style:text-line-through-style="none" style:text-line-through-type="none" style:font-name="Times New Roman" fo:font-size="12pt" fo:font-weight="normal" officeooo:rsid="000e0a0a" officeooo:paragraph-rsid="000e0a0a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200%" fo:text-align="center" style:justify-single-word="false" fo:text-indent="0.7cm" style:auto-text-indent="false" style:page-number="auto" fo:background-color="transparent"/>
      <style:text-properties officeooo:rsid="000e0a0a" officeooo:paragraph-rsid="000e0a0a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officeooo:rsid="000e225e"/>
    </style:style>
    <style:style style:name="T3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0fd3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Gmina Zawichost</text:span></text:p>
      <text:p text:style-name="P1"><text:span text:style-name="T1">Gmina Zawichost</text:span> jest cześcią Wyżyny Sandomierskiej. Krajobraz Wyżyny Sandomierskiej zaczął się rozwijać w zasadzie po sendymentacji lessu. Zbudowana wówczas została powierzchnia terenu, powstała skała macierzysta dla gleb, skała szczególna, na której w warunkach klimatyczncyh holocenu pojawiły się odpowiednie zbiorowiska roślinne. Doprowadziły one do wytworzenia się adekwatnych gleb. Rzeźba terenu nie była jednak lessowa, przynajmniej w małym stopniu, lecz odziedziczona po erozji i denudacji interglacjalnej, preyglacjalnej a także trzeciorzędowej. Trzeciorzędowa erozja, denudacja i zalewy morskie doprowadziły do powstania dużych form rzeźby, które nie zostały zatarte przez lodowce i stanowią podstawę rzeźby dzisiejszej. Morfogenetyczne procesy trzeciorzędowe rozwijały się na powierzchni niejednorodnej zarówno pod względem ukształtowania jak i budowy litologicznej. Ta ostatnia powstała w wyniku jeszcze starszych procesów niszczących i budujących, orogenez i zalewów morskich. Wytworzone wówczas skały, dziś przeważnie lite i twarde, odsłaniają się obecnie na zboczach dolin i wąwozów, warunkując ich duże spadki i wpływając na ich krajobraz. Skałe te są również w bardzo wielu przypadkach utworem wodonośnym wód podziemnych, głębokich, trudno dostępnych, wpływających jednak źródłami, które dostarczają wody roślinom i człowiekowi na suchym ogólnie biorąc terenie. Z tego jednak wynika, że skały starsze, także przedtrzeciorzędowe, są ważnym komponentem krajobrazu, historycznie najstarszym i zarazem najbardziej konserwatywnym, najtrudniej ulegającym zmianom naturalnym i antropogenicznym. </text:p>
      <text:p text:style-name="P1"/>
      <text:p text:style-name="P2"/>
      <text:p text:style-name="P3">F<text:span text:style-name="T2">ORMY RZEŹBY</text:span></text:p>
      <text:p text:style-name="P6">Formy rzeźby istniejące dziś we wschodniej części Wyżyny Sandomierskiej powstały w wyniku działania wielu procesów rzeźbotwórczych w ciągu długiego czasu, nawet od początku trzeciorzędu. W tym okresie występowały i zmieniały się różne procesy, zarówno niszczące jak i budujące. Była więc abrazja i akumulacja morska, denudacja i krasowienie w ciepłym klimacie, akumulacja lodowcowa i fluwioglacjalna, erozja i denudacja interglacjalna, osadzenie lessu i wydm, wreszcie niszczenie lessu, także przy współudziale człowieka, oraz osadzenie produktów tego niszczenia. Formy lodowcowe zostały bardzo zniszczone przez denudację i następnie pokryte grubo lessem, toteż wyrazistość ich jest słaba. Znacznie lepiej wykształcone są różnego rodzaju doliny powstałe i odpreparowane w interglacjałach, i przesypane lessem, który jednak w tym przypadku nie zatarł form, a późniejsze procesy nawet je uwydatniły. Jedynie zupełnie małe dolinki i niecki zostały całkowicie wypełnione lessem i są dziś w rzeźbie niewidoczne.</text:p>
      <text:p text:style-name="P6"/>
      <text:p text:style-name="P5"/>
      <text:p text:style-name="P4">KLIMAT</text:p>
      <text:p text:style-name="P7">Liczba dni z przymrozkiem wynosi na terenie Wyżyny Sandomierskiej od 124 do 128* i jest zbliżona do notowanej na północnym i południowym obrzeżeniu Gór Świętokrzyskich. W samych Górach jest większa. W Sandomierzu ostatnie przymrozki występują najwcześniej 10. IV, najpóźniej 20. V a średnio 26. IV. Pierwsze przymrozki pojawiają się najczęściej 26. IX, najpóźniej 21. XI, średnio 15. X. Długość okresu bezprzymrozkowego wynosi tu średnio 170 dni, a najwięcej <text:soft-page-break/>224 dni, najmniej 128 dni. Liczba dni mroźnych wynosi od 46 do 51, a z temperaturą minimalną poniże<text:span text:style-name="T4">j 10'C od 23 do 27. Dni gorących, o temperaturze maksymalnej &gt;25iC, jest tu od 40 do 31. Podobną ich liczbę zanotowano na obrzeżach Gór oraz w Kielcach. Okres wegetacyjny obejmuje dni o temperaturze średniej dobowej &gt; 5'C. </text:span></text:p>
      <text:p text:style-name="P7"><text:span text:style-name="T4">Wilgotność względna powietrza ma w porównaniu z innymi elementami klimatycznymi roczny przebieg dość wyrównany i niewielkie zróżnicowanie między wartościami miesięcznymi i rocznymi określonymi dla Sandomierza i Zdanowa. W obu miejscowościach wilgotność względna jest największa na przełomie jesieni i zimy z maksimum w listopadzie i grudniu, najmniejsza zaś wiosną z minimum w maju. W lecie zdarzają się miesiące o mniejszej wilgotności, co może mieć związek z wyższymi temperaturami na odsłoniętym terenie i wysuszeniem powietrza. </text:span></text:p>
      <text:p text:style-name="P7"><text:span text:style-name="T5">Zachmurzenie jest największe zimą z maksimum w listopadzie, najmniejsze zaś w lecie z minimum w sierpniu i wrześniu. Liczba dni pochmurnych ma podobny rozkład w czasie, natomiast liczba dni pogodnych jest największa przeważnie w lecie z kulminacją we wrześniu, najmniejsza zaś w listopadzie i grudniu. </text:span></text:p>
      <text:p text:style-name="P7"><text:span text:style-name="T5">Opady półrocza letniego (IV-IX) są większe od zimowych prawie dwa razy(średnio 87%). Największe różnice występują w północnej części terenu, gdzie sumy roczne opadów są stosunkowo niskie. Rozmieszczenie opadów półrocza letniego i zimowego jest bardzo podobne do rozmieszczenia średnich sum rocznych. W obu przypadkach <text:s/>najniższe wartości występują w północno-zachodniej części terenu. W kierunku doliny Wisły oraz ku pasmom górskim półroczne sumy opadów wzrastają. Przestrzenne zróżnicowanie opadów obu półroczy nie jest jednakowe</text:span>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9S</meta:editing-duration>
    <meta:editing-cycles>4</meta:editing-cycles>
    <meta:generator>LibreOffice/5.4.2.2$Windows_x86 LibreOffice_project/22b09f6418e8c2d508a9eaf86b2399209b0990f4</meta:generator>
    <dc:date>2017-11-13T21:39:24.880000000</dc:date>
    <meta:document-statistic meta:table-count="0" meta:image-count="0" meta:object-count="0" meta:page-count="2" meta:paragraph-count="9" meta:word-count="653" meta:character-count="4788" meta:non-whitespace-character-count="4139"/>
    <meta:user-defined meta:name="Info 1"/>
    <meta:user-defined meta:name="Info 2"/>
    <meta:user-defined meta:name="Info 3"/>
    <meta:user-defined meta:name="Info 4"/>
  </office:meta>
</office:document-meta>
</file>